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100000197B3AE0955FAD5B0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6.115cm" svg:height="10.77cm" draw:z-index="0"><draw:image xlink:href="Pictures/100000010000026100000197B3AE0955FAD5B037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20:18:11.440000000</meta:creation-date>
    <dc:date>2024-09-09T20:18:53.286000000</dc:date>
    <meta:editing-duration>PT41S</meta:editing-duration>
    <meta:editing-cycles>2</meta:editing-cycles>
    <meta:generator>LibreOffice/7.4.4.2$Windows_X86_64 LibreOffice_project/85569322deea74ec9134968a29af2df5663baa2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